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2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LVAREZ CCARHUACHIN JUAN CARLO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LVAREZ CCARHUACHIN, JUAN CARLO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7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LVAREZ CCARHUACHIN, JUAN CARLOS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AUCCAPUMA CONDORI, PERCY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4712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6T17:52:0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